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7.48770833333333cm"/>
    </style:style>
    <style:style style:name="co4" style:family="table-column">
      <style:table-column-properties fo:break-before="auto" style:column-width="15.5839583333333cm"/>
    </style:style>
    <style:style style:name="co5" style:family="table-column">
      <style:table-column-properties fo:break-before="auto" style:column-width="5.87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16376" table:default-cell-style-name="ce1"/>
        <table:table-row table:style-name="ro1">
          <table:table-cell office:value-type="string" table:number-columns-spanned="8" table:number-rows-spanned="2" table:style-name="ce6">
            <text:p>104學年度開設全外語授課之院、系所、學程</text:p>
          </table:table-cell>
          <table:covered-table-cell table:number-columns-repeated="7"/>
          <table:table-cell table:number-columns-repeated="16376"/>
        </table:table-row>
        <table:table-row table:style-name="ro1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2">
            <text:p>學院</text:p>
          </table:table-cell>
          <table:table-cell office:value-type="string" table:style-name="ce2">
            <text:p>單位</text:p>
          </table:table-cell>
          <table:table-cell office:value-type="string" table:style-name="ce2">
            <text:p>單位英文名稱</text:p>
          </table:table-cell>
          <table:table-cell office:value-type="string" table:style-name="ce5">
            <text:p><text:span text:style-name="T2">本國修習學生數</text:span>_<text:span text:style-name="T2">男</text:span></text:p>
          </table:table-cell>
          <table:table-cell office:value-type="string" table:style-name="ce2">
            <text:p><text:span text:style-name="T2">本國修習學生數</text:span>_<text:span text:style-name="T2">女</text:span></text:p>
          </table:table-cell>
          <table:table-cell office:value-type="string" table:style-name="ce2">
            <text:p><text:span text:style-name="T2">境外修習學生數</text:span>(<text:span text:style-name="T2">含僑生</text:span>)_<text:span text:style-name="T2">男</text:span></text:p>
          </table:table-cell>
          <table:table-cell office:value-type="string" table:style-name="ce2">
            <text:p><text:span text:style-name="T2">境外修習學生數</text:span>(<text:span text:style-name="T2">含僑生</text:span>)_<text:span text:style-name="T2">女</text:span>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管理學院</text:p>
          </table:table-cell>
          <table:table-cell office:value-type="string" table:style-name="ce3">
            <text:p>管理學院企業管理碩士學位學程</text:p>
          </table:table-cell>
          <table:table-cell office:value-type="string" table:style-name="ce3">
            <text:p>Degree Program of Global Business Administration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理學院</text:p>
          </table:table-cell>
          <table:table-cell office:value-type="string" table:style-name="ce3">
            <text:p>永續化學科技國際研究生博士學位學程</text:p>
          </table:table-cell>
          <table:table-cell office:value-type="string" table:style-name="ce3">
            <text:p>Taiwan International Graduate Program of SustainableChemical Science and Technology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電機資訊國際碩士學位學程</text:p>
          </table:table-cell>
          <table:table-cell office:value-type="string" table:style-name="ce3">
            <text:p>Electrical Engineering and Computer Science International Graduate Progra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17" table:style-name="ce4">
            <text:p>17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電機資訊國際博士學位學程</text:p>
          </table:table-cell>
          <table:table-cell office:value-type="string" table:style-name="ce3">
            <text:p>Electrical Engineering and Computer Science International Graduate Progra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光電博士學位學程(台灣聯合大學系統)</text:p>
          </table:table-cell>
          <table:table-cell office:value-type="string" table:style-name="ce3">
            <text:p>International Ph.D. Program in Photonics (UniversitySystem of Taiwan)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碩士班</text:p>
          </table:table-cell>
          <table:table-cell office:value-type="string" table:style-name="ce3">
            <text:p>International College of semiconductor Technolog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博士班</text:p>
          </table:table-cell>
          <table:table-cell office:value-type="string" table:style-name="ce3">
            <text:p>International College of semiconductor Technology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工作表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1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9T09:19:26Z</meta:creation-date>
    <dc:date>2017-12-15T03:16:08Z</dc:date>
    <meta:print-date>2017-12-15T03:15:56Z</meta:print-date>
  </office:meta>
</office:document-meta>
</file>